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  <style:style style:name="ce2" style:family="table-cell" style:parent-style-name="Default">
      <style:text-properties fo:color="#990000"/>
    </style:style>
    <style:style style:name="ce3" style:family="table-cell" style:parent-style-name="Default">
      <style:text-properties fo:color="#009933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color="#6600cc"/>
    </style:style>
    <style:style style:name="ce6" style:family="table-cell" style:parent-style-name="Default">
      <style:text-properties fo:color="#ff6600"/>
    </style:style>
    <style:style style:name="ce7" style:family="table-cell" style:parent-style-name="Default">
      <style:text-properties fo:color="#66ccff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/>
          <table:table-cell table:style-name="ce1" office:value-type="string" calcext:value-type="string">
            <text:p>Writing on normal keyboard</text:p>
          </table:table-cell>
          <table:table-cell table:style-name="ce1"/>
          <table:table-cell table:style-name="ce3" office:value-type="string" calcext:value-type="string">
            <text:p>Writing on eye keyboard</text:p>
          </table:table-cell>
          <table:table-cell table:style-name="ce3"/>
          <table:table-cell table:style-name="ce5" office:value-type="string" calcext:value-type="string">
            <text:p>Freestyle [s]</text:p>
          </table:table-cell>
          <table:table-cell table:style-name="ce6" office:value-type="string" calcext:value-type="string">
            <text:p>Number of chars:</text:p>
          </table:table-cell>
          <table:table-cell table:style-name="ce6" office:value-type="string" calcext:value-type="string">
            <text:p>Q1</text:p>
          </table:table-cell>
          <table:table-cell table:style-name="ce6" office:value-type="string" calcext:value-type="string">
            <text:p>Q2</text:p>
          </table:table-cell>
          <table:table-cell table:style-name="ce7" office:value-type="string" calcext:value-type="string">
            <text:p>Typing speed:</text:p>
          </table:table-cell>
          <table:table-cell table:style-name="ce7" office:value-type="string" calcext:value-type="string">
            <text:p>Q1</text:p>
          </table:table-cell>
          <table:table-cell/>
          <table:table-cell table:style-name="ce7" office:value-type="string" calcext:value-type="string">
            <text:p>Q2</text:p>
          </table:table-cell>
          <table:table-cell/>
          <table:table-cell table:style-name="ce7" office:value-type="string" calcext:value-type="string">
            <text:p>freestyle</text:p>
          </table:table-cell>
          <table:table-cell/>
        </table:table-row>
        <table:table-row table:style-name="ro1">
          <table:table-cell office:value-type="string" calcext:value-type="string">
            <text:p>Test person number</text:p>
          </table:table-cell>
          <table:table-cell table:style-name="ce2" office:value-type="string" calcext:value-type="string">
            <text:p>Q1 [s]</text:p>
          </table:table-cell>
          <table:table-cell table:style-name="ce2" office:value-type="string" calcext:value-type="string">
            <text:p>Q2 [s]</text:p>
          </table:table-cell>
          <table:table-cell table:style-name="ce4" office:value-type="string" calcext:value-type="string">
            <text:p>Q1 [s]</text:p>
          </table:table-cell>
          <table:table-cell table:style-name="ce4" office:value-type="string" calcext:value-type="string">
            <text:p>Q2 [s]</text:p>
          </table:table-cell>
          <table:table-cell/>
          <table:table-cell table:style-name="ce6" office:value-type="string" calcext:value-type="string">
            <text:p>freestyle</text:p>
          </table:table-cell>
          <table:table-cell office:value-type="float" office:value="142" calcext:value-type="float">
            <text:p>142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norm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norm </text:p>
          </table:table-cell>
          <table:table-cell table:number-columns-repeated="2" office:value-type="string" calcext:value-type="string">
            <text:p>ey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17" calcext:value-type="float">
            <text:p>417</text:p>
          </table:table-cell>
          <table:table-cell office:value-type="float" office:value="329" calcext:value-type="float">
            <text:p>329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formula="of:=[.$H$2]/[.B3]" office:value-type="float" office:value="2.40677966101695" calcext:value-type="float">
            <text:p>2,406779661</text:p>
          </table:table-cell>
          <table:table-cell table:formula="of:=[.$H$2]/[.D3]" office:value-type="float" office:value="0.34052757793765" calcext:value-type="float">
            <text:p>0,3405275779</text:p>
          </table:table-cell>
          <table:table-cell table:formula="of:=[.$I$2]/[.C3]" office:value-type="float" office:value="2.14285714285714" calcext:value-type="float">
            <text:p>2,1428571429</text:p>
          </table:table-cell>
          <table:table-cell table:formula="of:=[.$I$2]/[.E3]" office:value-type="float" office:value="0.319148936170213" calcext:value-type="float">
            <text:p>0,3191489362</text:p>
          </table:table-cell>
          <table:table-cell table:formula="of:=[.G3]/[.F3]" office:value-type="float" office:value="0.406593406593407" calcext:value-type="float">
            <text:p>0,406593406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548" calcext:value-type="float">
            <text:p>548</text:p>
          </table:table-cell>
          <table:table-cell office:value-type="float" office:value="385" calcext:value-type="float">
            <text:p>385</text:p>
          </table:table-cell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[.$H$2]/[.B4]" office:value-type="float" office:value="1.44897959183673" calcext:value-type="float">
            <text:p>1,4489795918</text:p>
          </table:table-cell>
          <table:table-cell table:formula="of:=[.$H$2]/[.D4]" office:value-type="float" office:value="0.259124087591241" calcext:value-type="float">
            <text:p>0,2591240876</text:p>
          </table:table-cell>
          <table:table-cell table:formula="of:=[.$I$2]/[.C4]" office:value-type="float" office:value="2.625" calcext:value-type="float">
            <text:p>2,625</text:p>
          </table:table-cell>
          <table:table-cell table:formula="of:=[.$I$2]/[.E4]" office:value-type="float" office:value="0.272727272727273" calcext:value-type="float">
            <text:p>0,2727272727</text:p>
          </table:table-cell>
          <table:table-cell table:formula="of:=[.G4]/[.F4]"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721" calcext:value-type="float">
            <text:p>721</text:p>
          </table:table-cell>
          <table:table-cell office:value-type="float" office:value="453" calcext:value-type="float">
            <text:p>453</text:p>
          </table:table-cell>
          <table:table-cell office:value-type="float" office:value="172" calcext:value-type="float">
            <text:p>172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[.$H$2]/[.B5]" office:value-type="float" office:value="1.26785714285714" calcext:value-type="float">
            <text:p>1,2678571429</text:p>
          </table:table-cell>
          <table:table-cell table:formula="of:=[.$H$2]/[.D5]" office:value-type="float" office:value="0.196948682385576" calcext:value-type="float">
            <text:p>0,1969486824</text:p>
          </table:table-cell>
          <table:table-cell table:formula="of:=[.$I$2]/[.C5]" office:value-type="float" office:value="1.3125" calcext:value-type="float">
            <text:p>1,3125</text:p>
          </table:table-cell>
          <table:table-cell table:formula="of:=[.$I$2]/[.E5]" office:value-type="float" office:value="0.231788079470199" calcext:value-type="float">
            <text:p>0,2317880795</text:p>
          </table:table-cell>
          <table:table-cell table:formula="of:=[.G5]/[.F5]" office:value-type="float" office:value="0.319767441860465" calcext:value-type="float">
            <text:p>0,31976744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39" calcext:value-type="float">
            <text:p>439</text:p>
          </table:table-cell>
          <table:table-cell office:value-type="float" office:value="362" calcext:value-type="float">
            <text:p>362</text:p>
          </table:table-cell>
          <table:table-cell office:value-type="float" office:value="210" calcext:value-type="float">
            <text:p>21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formula="of:=[.$H$2]/[.B6]" office:value-type="float" office:value="3.94444444444444" calcext:value-type="float">
            <text:p>3,9444444444</text:p>
          </table:table-cell>
          <table:table-cell table:formula="of:=[.$H$2]/[.D6]" office:value-type="float" office:value="0.323462414578588" calcext:value-type="float">
            <text:p>0,3234624146</text:p>
          </table:table-cell>
          <table:table-cell table:formula="of:=[.$I$2]/[.C6]" office:value-type="float" office:value="3.08823529411765" calcext:value-type="float">
            <text:p>3,0882352941</text:p>
          </table:table-cell>
          <table:table-cell table:formula="of:=[.$I$2]/[.E6]" office:value-type="float" office:value="0.290055248618784" calcext:value-type="float">
            <text:p>0,2900552486</text:p>
          </table:table-cell>
          <table:table-cell table:formula="of:=[.G6]/[.F6]" office:value-type="float" office:value="0.29047619047619" calcext:value-type="float">
            <text:p>0,29047619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477" calcext:value-type="float">
            <text:p>477</text:p>
          </table:table-cell>
          <table:table-cell office:value-type="float" office:value="355" calcext:value-type="float">
            <text:p>355</text:p>
          </table:table-cell>
          <table:table-cell office:value-type="float" office:value="188" calcext:value-type="float">
            <text:p>188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[.$H$2]/[.B7]" office:value-type="float" office:value="1.40594059405941" calcext:value-type="float">
            <text:p>1,4059405941</text:p>
          </table:table-cell>
          <table:table-cell table:formula="of:=[.$H$2]/[.D7]" office:value-type="float" office:value="0.29769392033543" calcext:value-type="float">
            <text:p>0,2976939203</text:p>
          </table:table-cell>
          <table:table-cell table:formula="of:=[.$I$2]/[.C7]" office:value-type="float" office:value="1.17977528089888" calcext:value-type="float">
            <text:p>1,1797752809</text:p>
          </table:table-cell>
          <table:table-cell table:formula="of:=[.$I$2]/[.E7]" office:value-type="float" office:value="0.295774647887324" calcext:value-type="float">
            <text:p>0,2957746479</text:p>
          </table:table-cell>
          <table:table-cell table:formula="of:=[.G7]/[.F7]" office:value-type="float" office:value="0.313829787234043" calcext:value-type="float">
            <text:p>0,3138297872</text:p>
          </table:table-cell>
          <table:table-cell office:value-type="string" calcext:value-type="string">
            <text:p>one hand injur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0:34:08.707423255</meta:creation-date>
    <dc:date>2017-11-18T11:45:17.029719694</dc:date>
    <meta:editing-duration>PT1H11M3S</meta:editing-duration>
    <meta:editing-cycles>14</meta:editing-cycles>
    <meta:generator>LibreOffice/5.1.6.2$Linux_X86_64 LibreOffice_project/10m0$Build-2</meta:generator>
    <meta:document-statistic meta:table-count="1" meta:cell-count="89" meta:object-count="0"/>
  </office:meta>
</office:document-meta>
</file>